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80000021C4C9EE9B1C772B391.png" manifest:media-type="image/png"/>
  <manifest:file-entry manifest:full-path="Pictures/100000010000041D00000165CFC981A22055E47F.png" manifest:media-type="image/png"/>
  <manifest:file-entry manifest:full-path="Pictures/10000001000002A800000074995C95A7872F10F3.png" manifest:media-type="image/png"/>
  <manifest:file-entry manifest:full-path="Pictures/10000001000002A8000000D27511853C0E9FE11E.png" manifest:media-type="image/png"/>
  <manifest:file-entry manifest:full-path="Pictures/100000010000029A0000013FC3D660CCC5935B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officeooo:rsid="0013f1cf" officeooo:paragraph-rsid="0013f1cf" style:font-size-asian="24pt" style:font-size-complex="24pt"/>
    </style:style>
    <style:style style:name="P3" style:family="paragraph" style:parent-style-name="Standard">
      <style:text-properties fo:font-size="24pt" officeooo:rsid="001684c6" officeooo:paragraph-rsid="001684c6" style:font-size-asian="24pt" style:font-size-complex="24pt"/>
    </style:style>
    <style:style style:name="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– II</text:p>
      <text:p text:style-name="P1"/>
      <text:p text:style-name="P2">1 – 4)</text:p>
      <text:p text:style-name="P2"><draw:frame draw:style-name="fr2" draw:name="Image1" text:anchor-type="char" svg:x="-0.183cm" svg:y="0.656cm" svg:width="17cm" svg:height="8.142cm" draw:z-index="0"><draw:image xlink:href="Pictures/100000010000029A0000013FC3D660CCC5935BD0.png" xlink:type="simple" xlink:show="embed" xlink:actuate="onLoad" draw:mime-type="image/png"/></draw:frame></text:p>
      <text:p text:style-name="P3">5)</text:p>
      <text:p text:style-name="P3"><draw:frame draw:style-name="fr1" draw:name="Image3" text:anchor-type="char" svg:x="-0.03cm" svg:y="1.101cm" svg:width="17cm" svg:height="5.249cm" draw:z-index="1"><draw:image xlink:href="Pictures/10000001000002A8000000D27511853C0E9FE1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)</text:p>
      <text:p text:style-name="P3"><draw:frame draw:style-name="fr1" draw:name="Image4" text:anchor-type="char" svg:x="0.494cm" svg:y="0.536cm" svg:width="17cm" svg:height="2.9cm" draw:z-index="2"><draw:image xlink:href="Pictures/10000001000002A800000074995C95A7872F10F3.png" xlink:type="simple" xlink:show="embed" xlink:actuate="onLoad" draw:mime-type="image/png"/></draw:frame></text:p>
      <text:p text:style-name="P3"/>
      <text:p text:style-name="P3">7)</text:p>
      <text:p text:style-name="P3"><draw:frame draw:style-name="fr1" draw:name="Image2" text:anchor-type="char" svg:x="-0.212cm" svg:y="0.185cm" svg:width="17.611cm" svg:height="10.045cm" draw:z-index="3"><draw:image xlink:href="Pictures/100000010000041D00000165CFC981A22055E4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8)</text:p>
      <text:p text:style-name="P3"><draw:frame draw:style-name="fr1" draw:name="Image5" text:anchor-type="char" svg:x="-2cm" svg:y="3.579cm" svg:width="21.003cm" svg:height="15.884cm" draw:z-index="4" draw:transform="translate (-8.5015cm -11.521cm) rotate (1.5707963267949) translate (8.5015cm 11.521cm)"><draw:image xlink:href="Pictures/10000001000005980000021C4C9EE9B1C772B3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20:14.658873763</meta:creation-date>
    <dc:date>2023-12-07T18:43:29.484228540</dc:date>
    <meta:editing-duration>PT2M3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6" meta:word-count="10" meta:character-count="45" meta:non-whitespace-character-count="39"/>
  </office:meta>
</office:document-meta>
</file>